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fd088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0c23a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26ec9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6c3a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b454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b8b74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f4513"/>
    </style:style>
    <style:style style:name="P17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2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2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paragraph-rsid="000fd088" fo:background-color="transparent"/>
    </style:style>
    <style:style style:name="P2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fd088" officeooo:paragraph-rsid="000fd088" fo:background-color="transparent"/>
    </style:style>
    <style:style style:name="P3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31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32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33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3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36" style:family="paragraph" style:parent-style-name="Text_20_body">
      <style:paragraph-properties fo:margin-left="1in" fo:margin-right="0in" fo:line-height="138%" fo:text-indent="0in" style:auto-text-indent="false" style:writing-mode="lr-tb"/>
      <style:text-properties officeooo:paragraph-rsid="000fd088"/>
    </style:style>
    <style:style style:name="P37" style:family="paragraph" style:parent-style-name="Text_20_body">
      <style:paragraph-properties fo:margin-left="1in" fo:margin-right="0in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fd088" style:text-blinking="false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26ec9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6c3a" style:text-blinking="false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b8b74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b454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f4513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0c23a" style:text-blinking="false" fo:background-color="transparen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b8b74" style:text-blinking="false" fo:background-color="transparen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f4513" style:text-blinking="false" fo:background-color="transparen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18cba6" style:text-blinking="false" fo:background-color="transparen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0c23a" style:text-blinking="false" fo:background-color="transparen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8cba6" style:text-blinking="false" fo:background-color="transparent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64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6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67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68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69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331b8" officeooo:paragraph-rsid="001331b8" style:text-blinking="false" fo:background-color="transparent"/>
    </style:style>
    <style:style style:name="P70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6c3a" officeooo:paragraph-rsid="00176c3a" style:text-blinking="false" fo:background-color="transparent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72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73" style:family="paragraph" style:parent-style-name="Standard">
      <style:text-properties officeooo:rsid="000fd088" officeooo:paragraph-rsid="000fd088"/>
    </style:style>
    <style:style style:name="P74" style:family="paragraph" style:parent-style-name="Text_20_body">
      <style:paragraph-properties fo:line-height="138%" style:writing-mode="lr-tb"/>
      <style:text-properties officeooo:paragraph-rsid="000fd088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f4513" officeooo:paragraph-rsid="001f4513" style:text-blinking="false" fo:background-color="transparen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21957a" style:text-blinking="false" fo:background-color="transparen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21957a" style:text-blinking="false" fo:background-color="transparent"/>
    </style:style>
    <style:style style:name="P7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21957a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0c2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31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76c3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b8b7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f4513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21957a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21" style:family="text">
      <style:text-properties officeooo:rsid="000aa791"/>
    </style:style>
    <style:style style:name="T22" style:family="text">
      <style:text-properties officeooo:rsid="000b6bda"/>
    </style:style>
    <style:style style:name="T23" style:family="text">
      <style:text-properties officeooo:rsid="000e9fa4"/>
    </style:style>
    <style:style style:name="T24" style:family="text">
      <style:text-properties style:font-name="Calibri" fo:font-size="10.5pt" fo:font-style="normal" style:text-underline-style="none" fo:font-weight="normal"/>
    </style:style>
    <style:style style:name="T25" style:family="text">
      <style:text-properties style:font-name="Courier New"/>
    </style:style>
    <style:style style:name="T26" style:family="text">
      <style:text-properties style:font-name="Courier New" fo:font-size="10.5pt" fo:font-style="normal" style:text-underline-style="none" fo:font-weight="normal"/>
    </style:style>
    <style:style style:name="T27" style:family="text">
      <style:text-properties style:font-name="Courier New" officeooo:rsid="0010c23a"/>
    </style:style>
    <style:style style:name="T28" style:family="text">
      <style:text-properties style:font-name="Courier New" officeooo:rsid="0017b454"/>
    </style:style>
    <style:style style:name="T29" style:family="text">
      <style:text-properties style:font-name="Courier New" officeooo:rsid="001b8b74"/>
    </style:style>
    <style:style style:name="T30" style:family="text">
      <style:text-properties style:font-name="Courier New" officeooo:rsid="001f4513"/>
    </style:style>
    <style:style style:name="T31" style:family="text">
      <style:text-properties officeooo:rsid="00176c3a"/>
    </style:style>
    <style:style style:name="T32" style:family="text">
      <style:text-properties officeooo:rsid="0017b454"/>
    </style:style>
    <style:style style:name="T33" style:family="text">
      <style:text-properties officeooo:rsid="0010c23a"/>
    </style:style>
    <style:style style:name="T34" style:family="text">
      <style:text-properties officeooo:rsid="002195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una GUI / Luna Instrument Controller Command Interface Definition</text:p>
      <text:p text:style-name="P18">Command Format:</text:p>
      <text:p text:style-name="P18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14">0000000001</text:span></text:p>
      <text:p text:style-name="P5"/>
      <text:p text:style-name="P32"><text:span text:style-name="T1">Length</text:span><text:span text:style-name="T19"> </text:span><text:span text:style-name="T2">(size of the message): 10 bytes (10-19)</text:span></text:p>
      <text:p text:style-name="P24">Right justified, zero filled, Ascii characters representing an id number.</text:p>
      <text:p text:style-name="P24">Size is totally inclusive (n)</text:p>
      <text:p text:style-name="P1">Eg: 0000000123</text:p>
      <text:p text:style-name="P1"/>
      <text:p text:style-name="P32"><text:span text:style-name="T1">Device name</text:span><text:span text:style-name="T2">: 64 bytes (20-83)</text:span></text:p>
      <text:p text:style-name="P24">Left justified ASCII Characters representing a device name. Space filled.</text:p>
      <text:p text:style-name="P32"><text:span text:style-name="T2">Eg: </text:span><text:span text:style-name="T14">HighVoltageSupply</text:span></text:p>
      <text:p text:style-name="P32"><text:span text:style-name="T1">CMD</text:span><text:span text:style-name="T2">: 10 bytes (84-93)</text:span></text:p>
      <text:p text:style-name="P24">Left justified ASCII Characters representing a device name. Space filled.</text:p>
      <text:p text:style-name="P32"><text:span text:style-name="T2">Eg: </text:span><text:span text:style-name="T14">INVTHW____</text:span></text:p>
      <text:p text:style-name="P32"><text:span text:style-name="T1">Args</text:span><text:span text:style-name="T2">: x bytes: 94-n</text:span></text:p>
      <text:p text:style-name="P40">Left justified ASCII Characters representing any arguments to a command. Line feed terminated.</text:p>
      <text:p text:style-name="P63"><text:span text:style-name="T2">Eg: </text:span><text:span text:style-name="T14">10.123\n</text:span></text:p>
      <text:p text:style-name="P40">ID of the message will always increment by one.</text:p>
      <text:p text:style-name="P1">The response will contain the sender’s (i.e. whoever initiated the command) ID.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Instrument Controller Supported Commands</text:p>
      <text:p text:style-name="P23">Unless otherwise stated, commands return an “OK” response when successful.  Failed commands return “FAIL” and unknown commands return “SYNTAX” in the response.</text:p>
      <text:p text:style-name="P31"/>
      <text:p text:style-name="P30">Instrument Controller Server Commands</text:p>
      <text:p text:style-name="P18">Inventory Hardware</text:p>
      <text:p text:style-name="P62"><text:span text:style-name="T2">CMD:</text:span><text:span text:style-name="T19"> <text:tab/><text:tab/><text:tab/></text:span><text:span text:style-name="T14">INVTHW</text:span></text:p>
      <text:p text:style-name="P62"><text:span text:style-name="T2">Response: </text:span><text:span text:style-name="T19"><text:s/><text:tab/><text:tab/></text:span><text:span text:style-name="T14">INVTHW____[status string]\n</text:span></text:p>
      <text:p text:style-name="P64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72"/>
      <text:p text:style-name="P38">Shutdown System</text:p>
      <text:p text:style-name="P39">CMD: <text:tab/><text:tab/><text:tab/>SHUTDOWN</text:p>
      <text:p text:style-name="P39">Response: <text:tab/><text:tab/>None</text:p>
      <text:p text:style-name="P39">Description: <text:tab/><text:tab/>Instrument controller will issue appropriate shutdown commands to all <text:tab/><text:tab/><text:tab/><text:tab/>devices and exit.</text:p>
      <text:p text:style-name="P33"/>
      <text:p text:style-name="P34"/>
      <text:p text:style-name="P26">High Voltage Power Supply</text:p>
      <text:p text:style-name="P18">Get Voltage and Current</text:p>
      <text:p text:style-name="P6"><text:span text:style-name="T2">CMD: <text:tab/><text:tab/><text:tab/></text:span><text:span text:style-name="T14">GETVI</text:span></text:p>
      <text:p text:style-name="P6"><text:span text:style-name="T2">Device Name:</text:span><text:span text:style-name="T19"> <text:tab/></text:span><text:span text:style-name="T14">HighVoltageSupply</text:span></text:p>
      <text:p text:style-name="P6"><text:span text:style-name="T2">Response:</text:span><text:span text:style-name="T19"> <text:tab/><text:tab/></text:span><text:span text:style-name="T14">OK________[voltage] [current]\n </text:span><text:span text:style-name="T18">(check to see if it’s one <text:tab/><text:tab/><text:tab/><text:tab/>space or more)</text:span></text:p>
      <text:p text:style-name="P6"><text:span text:style-name="T2">Example:</text:span><text:span text:style-name="T19"> <text:tab/><text:tab/></text:span><text:span text:style-name="T14">GETV______\n</text:span></text:p>
      <text:p text:style-name="P62"><text:span text:style-name="T2">Description:</text:span><text:span text:style-name="T19"> <text:tab/><text:tab/></text:span><text:span text:style-name="T2">Will return the voltage (in volts) and current (in milliamps).</text:span></text:p>
      <text:p text:style-name="P18"/>
      <text:p text:style-name="P18"/>
      <text:p text:style-name="P18"/>
      <text:p text:style-name="P18"><text:soft-page-break/></text:p>
      <text:p text:style-name="P18">Set Voltage</text:p>
      <text:p text:style-name="P6"><text:span text:style-name="T2">CMD: <text:tab/><text:tab/><text:tab/></text:span><text:span text:style-name="T14">SETV [volts]</text:span></text:p>
      <text:p text:style-name="P6"><text:span text:style-name="T2">Device Name:</text:span><text:span text:style-name="T19"> <text:tab/></text:span><text:span text:style-name="T14">HighVoltageSupply</text:span></text:p>
      <text:p text:style-name="P6"><text:span text:style-name="T2">Response: <text:tab/><text:tab/></text:span><text:span text:style-name="T14">OK________\n (</text:span><text:span text:style-name="T18">same thing here)</text:span></text:p>
      <text:p text:style-name="P6"><text:span text:style-name="T2">Example: <text:tab/><text:tab/></text:span><text:span text:style-name="T14">SETV______10.0\n</text:span></text:p>
      <text:p text:style-name="P39">Description: <text:tab/><text:tab/>Will set the voltage to the specified amount (in volts).</text:p>
      <text:p text:style-name="P39"/>
      <text:p text:style-name="P26">Thermo Cycler (TEC)</text:p>
      <text:p text:style-name="P18">Start Sequence</text:p>
      <text:p text:style-name="P6"><text:span text:style-name="T2">CMD: <text:tab/><text:tab/><text:tab/></text:span><text:span text:style-name="T14">STARTSEQ [number of cycles]</text:span></text:p>
      <text:p text:style-name="P6"><text:span text:style-name="T2">Device Name: <text:tab/></text:span><text:span text:style-name="T14">TECController</text:span></text:p>
      <text:p text:style-name="P6"><text:span text:style-name="T2">Response: <text:tab/><text:tab/></text:span><text:span text:style-name="T14">OK\n</text:span></text:p>
      <text:p text:style-name="P6"><text:span text:style-name="T2">Example:</text:span><text:span text:style-name="T19"> <text:tab/><text:tab/></text:span><text:span text:style-name="T14">STARTSEQ__40\n</text:span></text:p>
      <text:p text:style-name="P39">Description: <text:tab/><text:tab/>Will begin the thermo cycler’s predefined steps for the given number <text:tab/><text:tab/><text:tab/><text:tab/>of cycles.</text:p>
      <text:p text:style-name="P18">Stop Sequence</text:p>
      <text:p text:style-name="P6"><text:span text:style-name="T2">CMD:</text:span><text:span text:style-name="T19"> <text:tab/><text:tab/><text:tab/></text:span><text:span text:style-name="T14">STOPSEQ</text:span></text:p>
      <text:p text:style-name="P6"><text:span text:style-name="T2">Device Name:</text:span><text:span text:style-name="T19"> <text:tab/></text:span><text:span text:style-name="T14">TECController</text:span></text:p>
      <text:p text:style-name="P6"><text:span text:style-name="T2">Response: <text:tab/><text:tab/></text:span><text:span text:style-name="T14">OK\n</text:span></text:p>
      <text:p text:style-name="P6"><text:span text:style-name="T2">Example: <text:tab/><text:tab/></text:span><text:span text:style-name="T14">STOPSEQ___\n</text:span></text:p>
      <text:p text:style-name="P62"><text:span text:style-name="T2">Description:</text:span><text:span text:style-name="T19"> <text:tab/><text:tab/></text:span><text:span text:style-name="T2">Will abort the thermo cycler’s currently running sequence.</text:span></text:p>
      <text:p text:style-name="P65"/>
      <text:p text:style-name="P65">Read Sequence Data</text:p>
      <text:p text:style-name="P6"><text:span text:style-name="T2">CMD: <text:tab/><text:tab/><text:tab/></text:span><text:span text:style-name="T14">READSEQD</text:span></text:p>
      <text:p text:style-name="P6"><text:span text:style-name="T2">Device Name:</text:span><text:span text:style-name="T19"> <text:tab/></text:span><text:span text:style-name="T14">TECController</text:span></text:p>
      <text:p text:style-name="P62"><text:span text:style-name="T2">Response: <text:tab/><text:tab/></text:span><text:span text:style-name="T14">OK_[block temp]_[sample temp]_[current cycle]_[step]\n</text:span></text:p>
      <text:p text:style-name="P6"><text:span text:style-name="T2">Example: <text:tab/><text:tab/></text:span><text:span text:style-name="T14">READSEQD__\n</text:span></text:p>
      <text:p text:style-name="P39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71"/>
      <text:p text:style-name="P71"/>
      <text:p text:style-name="P71"/>
      <text:p text:style-name="P71"><text:soft-page-break/>OBIS Laser</text:p>
      <text:p text:style-name="P18"><text:bookmark-start text:name="__DdeLink__1897_601385038"/>Get Laser Power</text:p>
      <text:p text:style-name="P6"><text:span text:style-name="T2">CMD: <text:tab/><text:tab/><text:tab/></text:span><text:span text:style-name="T14">GETLPWR</text:span></text:p>
      <text:p text:style-name="P6"><text:span text:style-name="T2">Device Name:</text:span><text:span text:style-name="T19"> <text:tab/></text:span><text:span text:style-name="T14">OBISLaser</text:span></text:p>
      <text:p text:style-name="P6"><text:span text:style-name="T2">Response: </text:span><text:span text:style-name="T19"><text:s/><text:tab/><text:tab/></text:span><text:span text:style-name="T14">OK________[power in watts]\n</text:span></text:p>
      <text:p text:style-name="P6"><text:span text:style-name="T2">Example:</text:span><text:span text:style-name="T19"> <text:tab/><text:tab/></text:span><text:span text:style-name="T14">GETLPWR___\n</text:span></text:p>
      <text:p text:style-name="P62"><text:span text:style-name="T2">Description:</text:span><text:span text:style-name="T19"> <text:tab/><text:tab/></text:span><text:span text:style-name="T2">Will return the current output power (in watts).</text:span></text:p>
      <text:p text:style-name="P18"/>
      <text:p text:style-name="P18">Set Laser Power</text:p>
      <text:p text:style-name="P6"><text:span text:style-name="T2">CMD: <text:tab/><text:tab/><text:tab/></text:span><text:span text:style-name="T14">SETLPWR [watts]</text:span></text:p>
      <text:p text:style-name="P6"><text:span text:style-name="T2">Device Name:</text:span><text:span text:style-name="T19"> <text:tab/></text:span><text:span text:style-name="T14">OBISLaser</text:span></text:p>
      <text:p text:style-name="P6"><text:span text:style-name="T2">Response:</text:span><text:span text:style-name="T19"> <text:tab/><text:tab/></text:span><text:span text:style-name="T14">OK________\n</text:span></text:p>
      <text:p text:style-name="P6"><text:span text:style-name="T2">Example: <text:tab/><text:tab/></text:span><text:span text:style-name="T14">SETLPWR___0.01600\n</text:span></text:p>
      <text:p text:style-name="P62"><text:span text:style-name="T2">Description:</text:span><text:span text:style-name="T19"> <text:tab/><text:tab/></text:span><text:span text:style-name="T2">Will set the current output power (in watts).</text:span></text:p>
      <text:p text:style-name="P35"/>
      <text:p text:style-name="P18">Turn Laser ON or OFF</text:p>
      <text:p text:style-name="P6"><text:span text:style-name="T2">CMD: <text:tab/><text:tab/><text:tab/></text:span><text:span text:style-name="T14">SETLSTATE [ON|OFF]</text:span></text:p>
      <text:p text:style-name="P6"><text:span text:style-name="T2">Device Name: <text:tab/></text:span><text:span text:style-name="T14">OBISLaser</text:span></text:p>
      <text:p text:style-name="P6"><text:span text:style-name="T2">Response: <text:tab/><text:tab/></text:span><text:span text:style-name="T14">OK________\n</text:span></text:p>
      <text:p text:style-name="P6"><text:span text:style-name="T2">Example:<text:tab/><text:tab/></text:span><text:span text:style-name="T14">SETLSTATE_OFF\n</text:span></text:p>
      <text:p text:style-name="P39">Description:<text:tab/><text:tab/>Will turn on or off the laser.<text:bookmark-end text:name="__DdeLink__1897_601385038"/></text:p>
      <text:p text:style-name="P39"/>
      <text:p text:style-name="P26">Spectrometer</text:p>
      <text:p text:style-name="P21">Set Exposure Time Milliseconds</text:p>
      <text:p text:style-name="P1">CMD:<text:tab/><text:tab/><text:tab/><text:span text:style-name="T22">SPCSETEXP [timeMS]</text:span></text:p>
      <text:p text:style-name="P6"><text:span text:style-name="T2">Device Name:</text:span><text:span text:style-name="T19"> <text:tab/></text:span><text:span text:style-name="T20">Spectrometer</text:span></text:p>
      <text:p text:style-name="P6"><text:span text:style-name="T2">Response: <text:tab/><text:tab/></text:span><text:span text:style-name="T14">OK________\n</text:span></text:p>
      <text:p text:style-name="P6"><text:span text:style-name="T2">Example: <text:tab/><text:tab/></text:span><text:span text:style-name="T5">SPCSETEXP_250</text:span><text:span text:style-name="T14">\n</text:span></text:p>
      <text:p text:style-name="P39">Description: <text:tab/><text:tab/><text:span text:style-name="T22">Set the spectrometer exposure time in milliseconds.</text:span></text:p>
      <text:p text:style-name="P39"/>
      <text:p text:style-name="P21">Start Spectrometer continuous capture</text:p>
      <text:p text:style-name="P3">CMD:<text:tab/><text:tab/><text:tab/><text:bookmark-start text:name="__DdeLink__922_1512600991"/><text:span text:style-name="T22">SPCSTARTC [filename] [time between reads MS] [capture duration MS]</text:span><text:bookmark-end text:name="__DdeLink__922_1512600991"/></text:p>
      <text:p text:style-name="P8"><text:span text:style-name="T2">Device Name:</text:span><text:span text:style-name="T19"> <text:tab/></text:span><text:span text:style-name="T20">Spectrometer</text:span></text:p>
      <text:p text:style-name="P8"><text:soft-page-break/><text:span text:style-name="T2">Response: <text:tab/><text:tab/></text:span><text:span text:style-name="T14">OK________\n</text:span></text:p>
      <text:p text:style-name="P8"><text:span text:style-name="T2">Example: <text:tab/><text:tab/></text:span><text:span text:style-name="T5">SPCSTARTC_spectra.csv 0 3600000</text:span><text:span text:style-name="T14">\n</text:span></text:p>
      <text:p text:style-name="P42">Description: <text:tab/><text:tab/><text:span text:style-name="T22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22">Check if a continuous capture is running</text:p>
      <text:p text:style-name="P22">Check if a continuous capture is running</text:p>
      <text:p text:style-name="P22"/>
      <text:p text:style-name="P4">CMD:<text:tab/><text:tab/><text:tab/><text:span text:style-name="T22">SPCISCRUN</text:span></text:p>
      <text:p text:style-name="P9"><text:span text:style-name="T2">Device Name:</text:span><text:span text:style-name="T19"> <text:tab/></text:span><text:span text:style-name="T20">Spectrometer</text:span></text:p>
      <text:p text:style-name="P9"><text:span text:style-name="T2">Response: <text:tab/><text:tab/></text:span><text:span text:style-name="T14">OK________</text:span><text:span text:style-name="T15">[TRUE or FALSE]</text:span><text:span text:style-name="T14">\n</text:span></text:p>
      <text:p text:style-name="P9"><text:span text:style-name="T2">Example: <text:tab/><text:tab/></text:span><text:span text:style-name="T6">SPCISCRUN</text:span><text:span text:style-name="T14">\n</text:span></text:p>
      <text:p text:style-name="P43">Description: <text:tab/><text:tab/><text:span text:style-name="T23">Checks if a continuous capture is running.</text:span></text:p>
      <text:p text:style-name="P43"/>
      <text:p text:style-name="P6"/>
      <text:p text:style-name="P6"/>
      <text:p text:style-name="P28">Fluidics Valve</text:p>
      <text:p text:style-name="P20">Set Valve Postion</text:p>
      <text:p text:style-name="P2">CMD:<text:tab/><text:tab/><text:tab/><text:span text:style-name="T21">FVALVEPOS [A|CLOSED|B]</text:span></text:p>
      <text:p text:style-name="P7"><text:span text:style-name="T2">Device Name:<text:tab/></text:span><text:span text:style-name="T4">FluidValve</text:span><text:span text:style-name="T19"> </text:span></text:p>
      <text:p text:style-name="P7"><text:span text:style-name="T2">Response: <text:tab/><text:tab/></text:span><text:span text:style-name="T14">OK________\n</text:span></text:p>
      <text:p text:style-name="P7"><text:span text:style-name="T2">Example: <text:tab/><text:tab/></text:span><text:span text:style-name="T4">FVALVEPOS_CLOSED</text:span><text:span text:style-name="T14">\n</text:span></text:p>
      <text:p text:style-name="P41">Description: <text:tab/><text:tab/><text:span text:style-name="T21">Control the position of the Fluidics valve. <text:s/>The valve has 3 postions <text:tab/><text:tab/><text:tab/><text:tab/>available: A, Closed and B.</text:span></text:p>
      <text:p text:style-name="P7"/>
      <text:p text:style-name="Standard"/>
      <text:p text:style-name="Standard"/>
      <text:p text:style-name="Standard"/>
      <text:p text:style-name="P73">DAVE'S INSTRUMENT COMMANDS</text:p>
      <text:p text:style-name="P73"/>
      <text:p text:style-name="P27">Capillary Heater</text:p>
      <text:p text:style-name="P19">Turn on Capillary Heater</text:p>
      <text:p text:style-name="P10"><text:soft-page-break/><text:span text:style-name="T2">CMD: <text:tab/><text:tab/><text:tab/></text:span><text:span text:style-name="T14">CAPHEATON</text:span></text:p>
      <text:p text:style-name="P10"><text:span text:style-name="T2">Device Name:<text:tab/></text:span><text:span text:style-name="T16">Pi</text:span></text:p>
      <text:p text:style-name="P10"><text:span text:style-name="T2">Response: <text:tab/><text:tab/></text:span><text:span text:style-name="T14">OK________\n</text:span></text:p>
      <text:p text:style-name="P10"><text:span text:style-name="T2">Example: <text:tab/><text:tab/></text:span><text:span text:style-name="T14">CAPHEATON\n</text:span></text:p>
      <text:p text:style-name="P44">Description: Turn on the Capillary Heater</text:p>
      <text:p text:style-name="P36"/>
      <text:p text:style-name="P19">Turn off Capillary Heater</text:p>
      <text:p text:style-name="P10"><text:span text:style-name="T2">CMD: </text:span><text:span text:style-name="T19"><text:s/><text:tab/><text:tab/><text:tab/></text:span><text:span text:style-name="T14">CAPHEATOFF</text:span></text:p>
      <text:p text:style-name="P10"><text:span text:style-name="T2">Device Name:<text:tab/></text:span><text:span text:style-name="T16">Pi</text:span></text:p>
      <text:p text:style-name="P10"><text:span text:style-name="T2">Response: <text:tab/><text:tab/></text:span><text:span text:style-name="T14">OK________\n</text:span></text:p>
      <text:p text:style-name="P10"><text:span text:style-name="T2">Example: <text:tab/><text:tab/></text:span><text:span text:style-name="T14">CAPHEATOFF\n</text:span></text:p>
      <text:p text:style-name="P44">Description: <text:tab/><text:tab/>Turn off the Capillary Heater</text:p>
      <text:p text:style-name="P74"/>
      <text:p text:style-name="P19">Get Temperature</text:p>
      <text:p text:style-name="P10"><text:span text:style-name="T2">CMD:<text:tab/><text:tab/><text:tab/></text:span><text:span text:style-name="T14">CAPGETT</text:span></text:p>
      <text:p text:style-name="P10"><text:span text:style-name="T2">Device Name:<text:tab/></text:span><text:span text:style-name="T16">Pi</text:span></text:p>
      <text:p text:style-name="P10"><text:span text:style-name="T2">Response: <text:tab/><text:tab/></text:span><text:span text:style-name="T14">OK_____[temp]\n</text:span></text:p>
      <text:p text:style-name="P10"><text:span text:style-name="T2">Example: <text:tab/><text:tab/></text:span><text:span text:style-name="T14">CAPGETT\n</text:span></text:p>
      <text:p text:style-name="P44">Description: <text:tab/><text:tab/>Get the temperature from the  Capillary Heater</text:p>
      <text:p text:style-name="P19">Set Temperature</text:p>
      <text:p text:style-name="P10"><text:span text:style-name="T2">CMD: <text:tab/><text:tab/><text:tab/></text:span><text:span text:style-name="T14">CAPSETT [temp]</text:span></text:p>
      <text:p text:style-name="P10"><text:span text:style-name="T2">Device Name:<text:tab/></text:span><text:span text:style-name="T16">Pi</text:span></text:p>
      <text:p text:style-name="P10"><text:span text:style-name="T2">Response: <text:tab/></text:span><text:span text:style-name="T3"><text:tab/></text:span><text:span text:style-name="T14">OK_____\n</text:span></text:p>
      <text:p text:style-name="P10"><text:span text:style-name="T2">Example:<text:tab/><text:tab/></text:span><text:span text:style-name="T14">CAPSETT___10.0\n</text:span></text:p>
      <text:p text:style-name="P45">Description: <text:tab/><text:tab/>Sets the temperature for the  Capillary Heater to heat up to.</text:p>
      <text:p text:style-name="P45"/>
      <text:p text:style-name="P29">Laser Motor</text:p>
      <text:p text:style-name="P19">Go Left</text:p>
      <text:p text:style-name="P10"><text:span text:style-name="T2">CMD: <text:tab/><text:tab/><text:tab/></text:span><text:span text:style-name="T14">MOVELEFT</text:span></text:p>
      <text:p text:style-name="P10"><text:span text:style-name="T2">Device Name:<text:tab/></text:span><text:span text:style-name="T16">Pi</text:span></text:p>
      <text:p text:style-name="P10"><text:span text:style-name="T2">Response: <text:tab/><text:tab/></text:span><text:span text:style-name="T14">OK________\n</text:span></text:p>
      <text:p text:style-name="P10"><text:span text:style-name="T2">Example: <text:tab/><text:tab/></text:span><text:span text:style-name="T14">MOVELEFT\n</text:span></text:p>
      <text:p text:style-name="P44">Description: <text:tab/><text:tab/>Laser Motor will go to the left</text:p>
      <text:p text:style-name="P37"/>
      <text:p text:style-name="P19">Go Right</text:p>
      <text:p text:style-name="P10"><text:soft-page-break/><text:span text:style-name="T2">CMD: <text:tab/><text:tab/><text:tab/></text:span><text:span text:style-name="T14">MOVERIGHT</text:span></text:p>
      <text:p text:style-name="P10"><text:span text:style-name="T2">Device Name:<text:tab/></text:span><text:span text:style-name="T16">Pi</text:span></text:p>
      <text:p text:style-name="P10"><text:span text:style-name="T2">Response: <text:tab/><text:tab/></text:span><text:span text:style-name="T14">OK________\n</text:span></text:p>
      <text:p text:style-name="P10"><text:span text:style-name="T2">Example: <text:tab/><text:tab/></text:span><text:span text:style-name="T14">MOVERIGHT\n</text:span></text:p>
      <text:p text:style-name="P19">Replace Capillary</text:p>
      <text:p text:style-name="P10"><text:span text:style-name="T2">CMD:<text:tab/><text:tab/><text:tab/></text:span><text:span text:style-name="T7">L</text:span><text:span text:style-name="T8">MHOME</text:span></text:p>
      <text:p text:style-name="P10"><text:span text:style-name="T2">Device Name:<text:tab/></text:span><text:span text:style-name="T16">Pi</text:span></text:p>
      <text:p text:style-name="P10"><text:span text:style-name="T2">Response: <text:tab/><text:tab/></text:span><text:span text:style-name="T14">OK________\n</text:span></text:p>
      <text:p text:style-name="P11"><text:span text:style-name="T2">Example: <text:tab/><text:tab/></text:span><text:span text:style-name="T7">L</text:span><text:span text:style-name="T8">MHOME</text:span><text:span text:style-name="T14">\n</text:span></text:p>
      <text:p text:style-name="P44">Description: <text:tab/><text:tab/>Laser Motor retracts in order for user to put a new capillary.</text:p>
      <text:p text:style-name="P19">Finished Replacing Capillary</text:p>
      <text:p text:style-name="P10"><text:span text:style-name="T2">CMD: <text:tab/><text:tab/><text:tab/></text:span><text:span text:style-name="T14">CAPREADY</text:span></text:p>
      <text:p text:style-name="P10"><text:span text:style-name="T2">Device Name:<text:tab/></text:span><text:span text:style-name="T16">Pi</text:span></text:p>
      <text:p text:style-name="P10"><text:span text:style-name="T2">Response: <text:tab/><text:tab/></text:span><text:span text:style-name="T14">OK________\n</text:span></text:p>
      <text:p text:style-name="P10"><text:span text:style-name="T2">Example: <text:tab/><text:tab/></text:span><text:span text:style-name="T14">CAPREADY\n</text:span></text:p>
      <text:p text:style-name="P45">Description:<text:tab/><text:tab/> Laser Motor moves back to it’s original position relative to capillary being <text:tab/><text:tab/><text:tab/>installed</text:p>
      <text:p text:style-name="P45"/>
      <text:p text:style-name="P66">Gel Pump</text:p>
      <text:p text:style-name="P19">Finished Replacing Capillary</text:p>
      <text:p text:style-name="P10"><text:span text:style-name="T2">CMD: <text:tab/><text:tab/><text:tab/></text:span><text:span text:style-name="T7">GPHOME </text:span></text:p>
      <text:p text:style-name="P52"><text:span text:style-name="T24">Device Name:<text:tab/></text:span><text:span text:style-name="T26">Pi</text:span></text:p>
      <text:p text:style-name="P10"><text:span text:style-name="T2">Response: <text:tab/><text:tab/></text:span><text:span text:style-name="T14">OK________\n</text:span></text:p>
      <text:p text:style-name="P10"><text:span text:style-name="T2">Example: <text:tab/><text:tab/></text:span><text:span text:style-name="T7">GPHOME\n</text:span></text:p>
      <text:p text:style-name="P58">Description:<text:tab/>Gel pump is raised to the top of the pump</text:p>
      <text:p text:style-name="P11"/>
      <text:p text:style-name="P11"><text:span text:style-name="T2">CMD: <text:tab/><text:tab/><text:tab/></text:span><text:span text:style-name="T8">GPRATE [rate (microL/sec)]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7">GP</text:span><text:span text:style-name="T8">RATE</text:span><text:span text:style-name="T7">_</text:span><text:span text:style-name="T8">10\n</text:span></text:p>
      <text:p text:style-name="P46"><text:span text:style-name="T25">Description:<text:tab/></text:span><text:span text:style-name="T27">Set the pump rate</text:span></text:p>
      <text:p text:style-name="P11"/>
      <text:p text:style-name="P11"><text:span text:style-name="T2">CMD: <text:tab/><text:tab/><text:tab/></text:span><text:span text:style-name="T8">GPSTART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GPSTART\n</text:span></text:p>
      <text:p text:style-name="P46"><text:span text:style-name="T25">Description:<text:tab/></text:span><text:span text:style-name="T27">Gel pump to get aligned right up top of the plunger syringe</text:span></text:p>
      <text:p text:style-name="P79"><text:soft-page-break/><text:span text:style-name="T2">CMD: <text:tab/><text:tab/><text:tab/></text:span><text:span text:style-name="T7">GP</text:span><text:span text:style-name="T13">UP</text:span></text:p>
      <text:p text:style-name="P78"><text:span text:style-name="T24">Device Name:<text:tab/></text:span><text:span text:style-name="T26">Pi</text:span></text:p>
      <text:p text:style-name="P79"><text:span text:style-name="T2">Response: <text:tab/><text:tab/></text:span><text:span text:style-name="T14">OK________\n</text:span></text:p>
      <text:p text:style-name="P79"><text:span text:style-name="T2">Example: <text:tab/><text:tab/></text:span><text:span text:style-name="T7">GP</text:span><text:span text:style-name="T13">UP</text:span><text:span text:style-name="T7">\n</text:span></text:p>
      <text:p text:style-name="P76"><text:span text:style-name="T33">Description:<text:tab/>Gel pump moves up by a certain time amount (look in pimain.py)</text:span></text:p>
      <text:p text:style-name="P76"/>
      <text:p text:style-name="P79"><text:span text:style-name="T2">CMD: <text:tab/><text:tab/><text:tab/></text:span><text:span text:style-name="T7">GP</text:span><text:span text:style-name="T13">DOWN</text:span><text:span text:style-name="T7"> </text:span></text:p>
      <text:p text:style-name="P78"><text:span text:style-name="T24">Device Name:<text:tab/></text:span><text:span text:style-name="T26">Pi</text:span></text:p>
      <text:p text:style-name="P79"><text:span text:style-name="T2">Response: <text:tab/><text:tab/></text:span><text:span text:style-name="T14">OK________\n</text:span></text:p>
      <text:p text:style-name="P79"><text:span text:style-name="T2">Example: <text:tab/><text:tab/></text:span><text:span text:style-name="T7">GP</text:span><text:span text:style-name="T13">DOWN</text:span><text:span text:style-name="T7">\n</text:span></text:p>
      <text:p text:style-name="P76">Description:<text:tab/>Gel pump is <text:span text:style-name="T34">moves down by a certain time amount (look in pimain.py)</text:span></text:p>
      <text:p text:style-name="P76"><text:span text:style-name="T27"/></text:p>
      <text:p text:style-name="P66">Reagent W Pump</text:p>
      <text:p text:style-name="P11"><text:span text:style-name="T2">CMD: <text:tab/><text:tab/><text:tab/></text:span><text:span text:style-name="T8">RWHOME 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\n</text:span></text:p>
      <text:p text:style-name="P60">Description:<text:tab/>Reagent W pump is raised to the top.</text:p>
      <text:p text:style-name="P60"/>
      <text:p text:style-name="P11"><text:span text:style-name="T2">CMD: <text:tab/><text:tab/><text:tab/></text:span><text:span text:style-name="T8">RWRATE [(microL/sec)] 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_10\n</text:span></text:p>
      <text:p text:style-name="P60">Description:<text:tab/>Set the Reagent W pump rate.</text:p>
      <text:p text:style-name="P46"/>
      <text:p text:style-name="P60"/>
      <text:p text:style-name="P66">Reagent P Pump</text:p>
      <text:p text:style-name="P11"><text:span text:style-name="T2">CMD: <text:tab/><text:tab/><text:tab/></text:span><text:span text:style-name="T8">RPHOME 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HOME\n</text:span></text:p>
      <text:p text:style-name="P60">Description:<text:tab/>Reagent P pump is raised to the top.</text:p>
      <text:p text:style-name="P60"/>
      <text:p text:style-name="P11"><text:span text:style-name="T2">CMD: <text:tab/><text:tab/><text:tab/></text:span><text:span text:style-name="T8">RPRATE [(microL/sec)] 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RATE_10\n</text:span></text:p>
      <text:p text:style-name="P60">Description:<text:tab/>Set the Reagent P pump rate.</text:p>
      <text:p text:style-name="P46"><text:soft-page-break/></text:p>
      <text:p text:style-name="P66">Reagent B Pump</text:p>
      <text:p text:style-name="P11"><text:span text:style-name="T2">CMD: <text:tab/><text:tab/><text:tab/></text:span><text:span text:style-name="T8">RBHOME 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HOME\n</text:span></text:p>
      <text:p text:style-name="P60">Description:<text:tab/>Reagent B pump is raised to the top.</text:p>
      <text:p text:style-name="P60"/>
      <text:p text:style-name="P11"><text:span text:style-name="T2">CMD: <text:tab/><text:tab/><text:tab/></text:span><text:span text:style-name="T8">RBRATE [(microL/sec)] 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RATE_10\n</text:span></text:p>
      <text:p text:style-name="P60">Description:<text:tab/>Set the Reagent W pump rate.</text:p>
      <text:p text:style-name="P46"/>
      <text:p text:style-name="P66">Reagent M Pump</text:p>
      <text:p text:style-name="P11"><text:span text:style-name="T2">CMD: <text:tab/><text:tab/><text:tab/></text:span><text:span text:style-name="T8">RMHOME 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\n</text:span></text:p>
      <text:p text:style-name="P60">Description:<text:tab/>Reagent M pump is raised to the top.</text:p>
      <text:p text:style-name="P60"/>
      <text:p text:style-name="P11"><text:span text:style-name="T2">CMD: <text:tab/><text:tab/><text:tab/></text:span><text:span text:style-name="T8">RMRATE [(microL/sec)] 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_10\n</text:span></text:p>
      <text:p text:style-name="P60">Description:<text:tab/>Set the Reagent M pump rate.</text:p>
      <text:p text:style-name="P46"/>
      <text:p text:style-name="P66">Chip Station Z</text:p>
      <text:p text:style-name="P10"><text:span text:style-name="T2">CMD: <text:tab/><text:tab/><text:tab/></text:span><text:span text:style-name="T8">CHIPZHOME</text:span></text:p>
      <text:p text:style-name="P52"><text:span text:style-name="T24">Device Name:<text:tab/></text:span><text:span text:style-name="T26">Pi</text:span></text:p>
      <text:p text:style-name="P11"><text:span text:style-name="T2">Response: <text:tab/><text:tab/></text:span><text:span text:style-name="T17">OK____\n</text:span></text:p>
      <text:p text:style-name="P11"><text:span text:style-name="T2">Example: <text:tab/><text:tab/></text:span><text:span text:style-name="T8">CHIPZHOME\n</text:span></text:p>
      <text:p text:style-name="P45"><text:span text:style-name="T25">Description:<text:tab/></text:span><text:span text:style-name="T27">Move Chip Station Z down</text:span></text:p>
      <text:p text:style-name="P66"/>
      <text:p text:style-name="P11"><text:span text:style-name="T2">CMD: <text:tab/><text:tab/><text:tab/></text:span><text:span text:style-name="T8">CHIPZUP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17">OK____\n</text:span></text:p>
      <text:p text:style-name="P11"><text:soft-page-break/><text:span text:style-name="T2">Example: <text:tab/><text:tab/></text:span><text:span text:style-name="T8">CHIPZUP\n</text:span></text:p>
      <text:p text:style-name="P46"><text:span text:style-name="T25">Description:<text:tab/></text:span><text:span text:style-name="T27">Move Chip Station Z Up</text:span></text:p>
      <text:p text:style-name="P66">Chip Station Y</text:p>
      <text:p text:style-name="P10"><text:span text:style-name="T2">CMD: <text:tab/><text:tab/><text:tab/></text:span><text:span text:style-name="T8">CHIPYHOME</text:span></text:p>
      <text:p text:style-name="P52"><text:span text:style-name="T24">Device Name:<text:tab/></text:span><text:span text:style-name="T26">Pi</text:span></text:p>
      <text:p text:style-name="P11"><text:span text:style-name="T2">Response: <text:tab/><text:tab/></text:span><text:span text:style-name="T17">OK____\n</text:span></text:p>
      <text:p text:style-name="P11"><text:span text:style-name="T2">Example: <text:tab/><text:tab/></text:span><text:span text:style-name="T8">CHIPYHOME\n</text:span></text:p>
      <text:p text:style-name="P45"><text:span text:style-name="T25">Description:<text:tab/></text:span><text:span text:style-name="T27">Move Chip Station Y in (to home position)</text:span></text:p>
      <text:p text:style-name="P66"/>
      <text:p text:style-name="P11"><text:bookmark-start text:name="__DdeLink__1150_1456527671"/><text:span text:style-name="T2">CMD: <text:tab/><text:tab/><text:tab/></text:span><text:span text:style-name="T8">CHIPYOUT</text:span></text:p>
      <text:p text:style-name="P53"><text:span text:style-name="T24">Device Name:<text:tab/></text:span><text:span text:style-name="T26">Pi</text:span></text:p>
      <text:p text:style-name="P11"><text:span text:style-name="T2">Response: <text:tab/><text:tab/></text:span><text:span text:style-name="T17">OK____\n</text:span></text:p>
      <text:p text:style-name="P11"><text:span text:style-name="T2">Example: <text:tab/><text:tab/></text:span><text:span text:style-name="T8">CHIPYOUT\n</text:span></text:p>
      <text:p text:style-name="P46"><text:span text:style-name="T25">Description:<text:tab/></text:span><text:span text:style-name="T27">Move Chip Station Y out</text:span></text:p>
      <text:p text:style-name="P67"><text:bookmark-end text:name="__DdeLink__1150_1456527671"/></text:p>
      <text:p text:style-name="P69">Valve</text:p>
      <text:p text:style-name="P12"><text:span text:style-name="T2">CMD: <text:tab/><text:tab/><text:tab/></text:span><text:span text:style-name="T9">V1-20_[OPEN|CLOSDED]</text:span></text:p>
      <text:p text:style-name="P54"><text:span text:style-name="T24">Device Name:<text:tab/></text:span><text:span text:style-name="T26">Pi</text:span></text:p>
      <text:p text:style-name="P12"><text:span text:style-name="T2">Response: <text:tab/><text:tab/></text:span><text:span text:style-name="T17">OK____\n</text:span></text:p>
      <text:p text:style-name="P12"><text:span text:style-name="T2">Example: <text:tab/><text:tab/></text:span><text:span text:style-name="T9">V5_OPEN</text:span><text:span text:style-name="T8">\n</text:span></text:p>
      <text:p text:style-name="P47"><text:span text:style-name="T25">Description:<text:tab/></text:span><text:span text:style-name="T27">Move Chip Station Y out</text:span></text:p>
      <text:p text:style-name="P47"/>
      <text:p text:style-name="P68"><text:span text:style-name="T31">Stage</text:span> <text:span text:style-name="T31">X</text:span></text:p>
      <text:p text:style-name="P13"><text:span text:style-name="T2">CMD: <text:tab/><text:tab/><text:tab/></text:span><text:bookmark-start text:name="__DdeLink__1659_957123429"/><text:bookmark-start text:name="__DdeLink__1653_957123429"/><text:bookmark-start text:name="__DdeLink__1644_957123429"/><text:bookmark-start text:name="__DdeLink__1630_1254708413"/><text:span text:style-name="T10">SXLFT</text:span><text:span text:style-name="T11">SM</text:span><text:bookmark-end text:name="__DdeLink__1659_957123429"/><text:bookmark-end text:name="__DdeLink__1653_957123429"/><text:bookmark-end text:name="__DdeLink__1644_957123429"/><text:bookmark-end text:name="__DdeLink__1630_1254708413"/></text:p>
      <text:p text:style-name="P55"><text:span text:style-name="T24">Device Name:<text:tab/></text:span><text:span text:style-name="T26">Pi</text:span></text:p>
      <text:p text:style-name="P13"><text:span text:style-name="T2">Response: <text:tab/><text:tab/></text:span><text:span text:style-name="T17">OK____\n</text:span></text:p>
      <text:p text:style-name="P15"><text:span text:style-name="T2">Example: <text:tab/><text:tab/></text:span><text:span text:style-name="T10">SXLFT</text:span><text:span text:style-name="T11">SM</text:span><text:span text:style-name="T8">\n</text:span></text:p>
      <text:p text:style-name="P49"><text:span text:style-name="T25">Description:<text:tab/></text:span><text:span text:style-name="T28">Move the Solution stage to the </text:span><text:span text:style-name="T29">left</text:span><text:span text:style-name="T28"> </text:span><text:span text:style-name="T29">towards the small vial</text:span></text:p>
      <text:p text:style-name="P48"/>
      <text:p text:style-name="P15"><text:span text:style-name="T2">CMD: <text:tab/><text:tab/><text:tab/></text:span><text:bookmark-start text:name="__DdeLink__1648_957123429"/><text:bookmark-start text:name="__DdeLink__1646_957123429"/><text:bookmark-start text:name="__DdeLink__1634_1254708413"/><text:span text:style-name="T10">SXLFT</text:span><text:span text:style-name="T11">BIG</text:span><text:bookmark-end text:name="__DdeLink__1648_957123429"/><text:bookmark-end text:name="__DdeLink__1646_957123429"/><text:bookmark-end text:name="__DdeLink__1634_1254708413"/></text:p>
      <text:p text:style-name="P56"><text:span text:style-name="T24">Device Name:<text:tab/></text:span><text:span text:style-name="T26">Pi</text:span></text:p>
      <text:p text:style-name="P15"><text:span text:style-name="T2">Response: <text:tab/><text:tab/></text:span><text:span text:style-name="T17">OK____\n</text:span></text:p>
      <text:p text:style-name="P15"><text:span text:style-name="T2">Example: <text:tab/><text:tab/></text:span><text:span text:style-name="T10">SXLFT</text:span><text:span text:style-name="T11">BIG</text:span><text:span text:style-name="T8">\n</text:span></text:p>
      <text:p text:style-name="P49"><text:span text:style-name="T28">Description:<text:tab/>Move the Solution stage to the </text:span><text:span text:style-name="T29">left</text:span><text:span text:style-name="T28"> </text:span><text:span text:style-name="T29">towards the big vials</text:span></text:p>
      <text:p text:style-name="P68"/>
      <text:p text:style-name="P13"><text:span text:style-name="T2">CMD: <text:tab/><text:tab/><text:tab/></text:span><text:bookmark-start text:name="__DdeLink__1657_957123429"/><text:bookmark-start text:name="__DdeLink__1655_957123429"/><text:bookmark-start text:name="__DdeLink__1632_1254708413"/><text:span text:style-name="T10">SXRGHT</text:span><text:span text:style-name="T11">SM</text:span><text:bookmark-end text:name="__DdeLink__1657_957123429"/><text:bookmark-end text:name="__DdeLink__1655_957123429"/><text:bookmark-end text:name="__DdeLink__1632_1254708413"/></text:p>
      <text:p text:style-name="P55"><text:soft-page-break/><text:span text:style-name="T24">Device Name:<text:tab/></text:span><text:span text:style-name="T26">Pi</text:span></text:p>
      <text:p text:style-name="P13"><text:span text:style-name="T2">Response: <text:tab/><text:tab/></text:span><text:span text:style-name="T17">OK____\n</text:span></text:p>
      <text:p text:style-name="P15"><text:span text:style-name="T2">Example: <text:tab/><text:tab/></text:span><text:span text:style-name="T10">SXRGHT</text:span><text:span text:style-name="T11">SM</text:span><text:span text:style-name="T8">\n</text:span></text:p>
      <text:p text:style-name="P50"><text:span text:style-name="T27">Description:<text:tab/></text:span><text:bookmark-start text:name="__DdeLink__1526_1765975103"/><text:span text:style-name="T28">Move the Solution stage to the </text:span><text:span text:style-name="T29">right</text:span><text:span text:style-name="T28"> </text:span><text:bookmark-end text:name="__DdeLink__1526_1765975103"/><text:span text:style-name="T29">towards the small vial</text:span></text:p>
      <text:p text:style-name="P50"/>
      <text:p text:style-name="P15"><text:span text:style-name="T2">CMD: <text:tab/><text:tab/><text:tab/></text:span><text:bookmark-start text:name="__DdeLink__1651_957123429"/><text:bookmark-start text:name="__DdeLink__1636_1254708413"/><text:span text:style-name="T10">SXRGHT</text:span><text:span text:style-name="T11">BIG</text:span><text:bookmark-end text:name="__DdeLink__1636_1254708413"/><text:span text:style-name="T11"> </text:span><text:bookmark-end text:name="__DdeLink__1651_957123429"/></text:p>
      <text:p text:style-name="P56"><text:span text:style-name="T24">Device Name:<text:tab/></text:span><text:span text:style-name="T26">Pi</text:span></text:p>
      <text:p text:style-name="P15"><text:span text:style-name="T2">Response: <text:tab/><text:tab/></text:span><text:span text:style-name="T17">OK____\n</text:span></text:p>
      <text:p text:style-name="P15"><text:span text:style-name="T2">Example: <text:tab/><text:tab/></text:span><text:span text:style-name="T10">SXRGHT</text:span><text:span text:style-name="T11">BIG</text:span><text:span text:style-name="T8">\n</text:span></text:p>
      <text:p text:style-name="P49"><text:span text:style-name="T27">Description:<text:tab/></text:span><text:span text:style-name="T28">Move the Solution stage to the </text:span><text:span text:style-name="T29">right</text:span><text:span text:style-name="T28"> </text:span><text:span text:style-name="T29">towards the big vials</text:span></text:p>
      <text:p text:style-name="P49"/>
      <text:p text:style-name="P49"/>
      <text:p text:style-name="P49"/>
      <text:p text:style-name="P16"><text:span text:style-name="T2">CMD: <text:tab/><text:tab/><text:tab/></text:span><text:bookmark-start text:name="__DdeLink__1651_9571234291"/><text:bookmark-start text:name="__DdeLink__1697_248042865"/><text:bookmark-start text:name="__DdeLink__1636_12547084131"/><text:span text:style-name="T10">SX</text:span><text:bookmark-end text:name="__DdeLink__1636_12547084131"/><text:span text:style-name="T12">SAMPLE</text:span><text:bookmark-end text:name="__DdeLink__1697_248042865"/><text:span text:style-name="T11"> </text:span><text:bookmark-end text:name="__DdeLink__1651_9571234291"/></text:p>
      <text:p text:style-name="P57"><text:span text:style-name="T24">Device Name:<text:tab/></text:span><text:span text:style-name="T26">Pi</text:span></text:p>
      <text:p text:style-name="P16"><text:span text:style-name="T2">Response: <text:tab/><text:tab/></text:span><text:span text:style-name="T17">OK____\n</text:span></text:p>
      <text:p text:style-name="P16"><text:span text:style-name="T2">Example: <text:tab/><text:tab/></text:span><text:bookmark-start text:name="__DdeLink__1636_125470841314"/><text:span text:style-name="T10">SX</text:span><text:bookmark-end text:name="__DdeLink__1636_125470841314"/><text:span text:style-name="T12">SAMPLE</text:span><text:span text:style-name="T8">\n</text:span></text:p>
      <text:p text:style-name="P51"><text:span text:style-name="T27">Description:<text:tab/></text:span><text:span text:style-name="T28">Move the Solution stage to the </text:span><text:span text:style-name="T30">Sample vial</text:span></text:p>
      <text:p text:style-name="P48"/>
      <text:p text:style-name="P16"><text:span text:style-name="T2">CMD: <text:tab/><text:tab/><text:tab/></text:span><text:bookmark-start text:name="__DdeLink__1651_95712342911"/><text:bookmark-start text:name="__DdeLink__1700_248042865"/><text:bookmark-start text:name="__DdeLink__1710_248042865"/><text:bookmark-start text:name="__DdeLink__1636_125470841311"/><text:span text:style-name="T10">SX</text:span><text:bookmark-end text:name="__DdeLink__1636_125470841311"/><text:span text:style-name="T12">BUFFER</text:span><text:bookmark-end text:name="__DdeLink__1710_248042865"/><text:span text:style-name="T11"> </text:span><text:bookmark-end text:name="__DdeLink__1651_95712342911"/><text:bookmark-end text:name="__DdeLink__1700_248042865"/></text:p>
      <text:p text:style-name="P57"><text:span text:style-name="T24">Device Name:<text:tab/></text:span><text:span text:style-name="T26">Pi</text:span></text:p>
      <text:p text:style-name="P16"><text:span text:style-name="T2">Response: <text:tab/><text:tab/></text:span><text:span text:style-name="T17">OK____\n</text:span></text:p>
      <text:p text:style-name="P16"><text:span text:style-name="T2">Example: <text:tab/><text:tab/></text:span><text:bookmark-start text:name="__DdeLink__1636_1254708413111"/><text:span text:style-name="T10">SX</text:span><text:bookmark-end text:name="__DdeLink__1636_1254708413111"/><text:span text:style-name="T12">BUFFER</text:span><text:span text:style-name="T8">\n</text:span></text:p>
      <text:p text:style-name="P51"><text:span text:style-name="T27">Description:<text:tab/></text:span><text:span text:style-name="T28">Move the Solution stage to the </text:span><text:span text:style-name="T30">Buffer vial</text:span></text:p>
      <text:p text:style-name="P48"/>
      <text:p text:style-name="P16"><text:span text:style-name="T2">CMD: <text:tab/><text:tab/><text:tab/></text:span><text:bookmark-start text:name="__DdeLink__1651_95712342912"/><text:bookmark-start text:name="__DdeLink__1703_248042865"/><text:bookmark-start text:name="__DdeLink__1636_125470841312"/><text:span text:style-name="T10">SX</text:span><text:bookmark-end text:name="__DdeLink__1636_125470841312"/><text:span text:style-name="T12">WATER</text:span><text:bookmark-end text:name="__DdeLink__1703_248042865"/><text:span text:style-name="T11"> </text:span><text:bookmark-end text:name="__DdeLink__1651_95712342912"/></text:p>
      <text:p text:style-name="P57"><text:span text:style-name="T24">Device Name:<text:tab/></text:span><text:span text:style-name="T26">Pi</text:span></text:p>
      <text:p text:style-name="P16"><text:span text:style-name="T2">Response: <text:tab/><text:tab/></text:span><text:span text:style-name="T17">OK____\n</text:span></text:p>
      <text:p text:style-name="P16"><text:span text:style-name="T2">Example: <text:tab/><text:tab/></text:span><text:bookmark-start text:name="__DdeLink__1636_1254708413121"/><text:span text:style-name="T10">SX</text:span><text:bookmark-end text:name="__DdeLink__1636_1254708413121"/><text:span text:style-name="T12">WATER</text:span><text:span text:style-name="T8">\n</text:span></text:p>
      <text:p text:style-name="P51"><text:span text:style-name="T27">Description:<text:tab/></text:span><text:span text:style-name="T28">Move the Solution stage to the </text:span><text:span text:style-name="T30">Water vial</text:span></text:p>
      <text:p text:style-name="P68"/>
      <text:p text:style-name="P16"><text:span text:style-name="T2">CMD: <text:tab/><text:tab/><text:tab/></text:span><text:bookmark-start text:name="__DdeLink__1707_248042865"/><text:bookmark-start text:name="__DdeLink__1636_125470841313"/><text:bookmark-start text:name="__DdeLink__1651_95712342913"/><text:span text:style-name="T10">SX</text:span><text:bookmark-end text:name="__DdeLink__1636_125470841313"/><text:bookmark-end text:name="__DdeLink__1651_95712342913"/><text:span text:style-name="T12">WASTE</text:span><text:bookmark-end text:name="__DdeLink__1707_248042865"/></text:p>
      <text:p text:style-name="P57"><text:span text:style-name="T24">Device Name:<text:tab/></text:span><text:span text:style-name="T26">Pi</text:span></text:p>
      <text:p text:style-name="P16"><text:span text:style-name="T2">Response: <text:tab/><text:tab/></text:span><text:span text:style-name="T17">OK____\n</text:span></text:p>
      <text:p text:style-name="P16"><text:span text:style-name="T2">Example: <text:tab/><text:tab/></text:span><text:bookmark-start text:name="__DdeLink__1636_1254708413131"/><text:bookmark-start text:name="__DdeLink__1651_957123429131"/><text:span text:style-name="T10">SX</text:span><text:bookmark-end text:name="__DdeLink__1636_1254708413131"/><text:bookmark-end text:name="__DdeLink__1651_957123429131"/><text:span text:style-name="T12">WASTE</text:span><text:span text:style-name="T8">\n</text:span></text:p>
      <text:p text:style-name="P51"><text:span text:style-name="T27">Description:<text:tab/></text:span><text:span text:style-name="T28">Move the Solution stage to the </text:span><text:span text:style-name="T30">Waste vial</text:span></text:p>
      <text:p text:style-name="P75"/>
      <text:p text:style-name="P68"><text:span text:style-name="T31">Stage</text:span> <text:span text:style-name="T31">Z</text:span></text:p>
      <text:p text:style-name="P13"><text:soft-page-break/><text:span text:style-name="T2">CMD: <text:tab/><text:tab/><text:tab/></text:span><text:span text:style-name="T10">STAGEZUP</text:span></text:p>
      <text:p text:style-name="P55"><text:span text:style-name="T24">Device Name:<text:tab/></text:span><text:span text:style-name="T26">Pi</text:span></text:p>
      <text:p text:style-name="P13"><text:span text:style-name="T2">Response: <text:tab/><text:tab/></text:span><text:span text:style-name="T17">OK____\n</text:span></text:p>
      <text:p text:style-name="P14"><text:span text:style-name="T2">Example: <text:tab/><text:tab/></text:span><text:span text:style-name="T10">STAGEZUP</text:span><text:span text:style-name="T8">\n</text:span></text:p>
      <text:p text:style-name="P59">Description:<text:tab/><text:bookmark-start text:name="__DdeLink__1528_1765975103"/><text:span text:style-name="T32">Move the Solution stage up by an increment</text:span><text:bookmark-end text:name="__DdeLink__1528_1765975103"/></text:p>
      <text:p text:style-name="P68"/>
      <text:p text:style-name="P13"><text:span text:style-name="T2">CMD: <text:tab/><text:tab/><text:tab/></text:span><text:span text:style-name="T10">STAGEZDN</text:span></text:p>
      <text:p text:style-name="P55"><text:span text:style-name="T24">Device Name:<text:tab/></text:span><text:span text:style-name="T26">Pi</text:span></text:p>
      <text:p text:style-name="P13"><text:span text:style-name="T2">Response: <text:tab/><text:tab/></text:span><text:span text:style-name="T17">OK____\n</text:span></text:p>
      <text:p text:style-name="P14"><text:span text:style-name="T2">Example: <text:tab/><text:tab/></text:span><text:span text:style-name="T10">STAGEZDN</text:span><text:span text:style-name="T8">\n</text:span></text:p>
      <text:p text:style-name="P61">Description:<text:tab/><text:span text:style-name="T32">Move the Solution stage down by an increment</text:span></text:p>
      <text:p text:style-name="P67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7-01-05T16:32:04.956078929</dc:date>
    <meta:editing-duration>PT2H24M5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2" meta:paragraph-count="310" meta:word-count="1384" meta:character-count="9875" meta:non-whitespace-character-count="8344"/>
  </office:meta>
</office:document-meta>
</file>